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IOR TO JESUS' MINISTRY (1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IOR TO JESUS' MINISTRY (1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itnesses of the Old Testament (1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itnesses of the Old Testament (1:1-3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lachi, who spoke of God's messenger (Mal. 3:1) (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saiah, who spoke of God's message (Isa. 40:3) (Mark 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IOR TO JESUS' MINISTRY (1:1-1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itnesses of the Old Testament (1:1-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ork of the Baptist (1:4-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work of the Baptist (1:4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ohn baptizes the Jewish multitudes (1:4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ohn baptizes the Jewish Messiah (1:9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EVENTS PRIOR TO JESUS' MINISTRY (1:1-13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witnesses of the Old Testament (1:1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work of the Baptist (1:4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rath of the Devil (1:12-13): Jesus is tempted by Satan for forty days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RK 1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EVENTS PRIOR TO JESUS' MINISTRY (1:1-13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EVENTS EARLY IN JESUS' MINISTRY (1:14-4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EVENTS EARLY IN JESUS' MINISTRY (1:14-45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romise of the Savior (1:16-2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reaching of the Savior (1:14-15, 38-3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preaching of the Savior (1:14-15, 38-39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preaches (1:14-1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Where he preaches (1:38-3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VENTS EARLY IN JESUS' MINISTRY (1:14-45)<text:s text:c="1"/></text:span><text:span text:style-name="a560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romise of the Savior (1:16-2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eaching of the Savior (1:14-15, 38-39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raying of the Savior (1:35-3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power of the Savior (1:21-34, 40-4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-title-Title-Slide" presentation:presentation-page-layout-name="Master1-PPL1" draw:id="Slide-266">
        <draw:frame draw:id="id103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The power of the Savior (1:21-34, 40-45):<text:s text:c="1"/></text:span><text:span text:style-name="a581" text:class-names=""/></text:p>
          </draw:text-box>
          <svg:title/>
          <svg:desc/>
        </draw:frame>
        <draw:frame draw:id="id104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Individual healings (1:21-31, 40-45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2" draw:style-name="a589" draw:master-page-name="Master1-Layout1-title-Title-Slide" presentation:presentation-page-layout-name="Master1-PPL1" draw:id="Slide-267">
        <draw:frame draw:id="id105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<text:s text:c="1"/>Individual healings (1:21-31, 40-45)<text:s text:c="1"/></text:span><text:span text:style-name="a591" text:class-names=""/></text:p>
          </draw:text-box>
          <svg:title/>
          <svg:desc/>
        </draw:frame>
        <draw:frame draw:id="id106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A demon-possessed man (1:21-28)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A demon-possessed man (1:21-28)<text:s text:c="1"/></text:span><text:span text:style-name="a601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orment of the man (1:21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acknowledgment by the demon (1:24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commandment of the Lord (1:25-26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amazement of the crowd (1:27-2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Individual healings (1:21-31, 40-45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A demon-possessed man (1:21-28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Peter's mother-in-law (1:29-31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Peter's mother-in-law (1:29-31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suffering woman (1:29-30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erving woman (1:31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Individual healings (1:21-31, 40-45)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A demon-possessed man (1:21-28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Peter's mother-in-law (1:29-31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A man with leprosy (1:40-45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A man with leprosy (1:40-45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tears (1:40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touch (1:41-42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testimony (1:43-45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testimony (1:43-45)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What Jesus tells the man not to do (1:43-4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What the man does (1:45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A man with leprosy (1:40-45)<text:s text:c="1"/></text:span><text:span text:style-name="a703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The tears (1:4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 touch (1:41-42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testimony (1:43-45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Individual healings (1:21-31, 40-45)<text:s text:c="1"/></text:span><text:span text:style-name="a721" text:class-names=""/></text:p>
          </draw:text-box>
          <svg:title/>
          <svg:desc/>
        </draw:frame>
        <draw:frame draw:id="id122" presentation:style-name="a736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A demon-possessed man (1:21-28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Peter's mother-in-law (1:29-31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A man with leprosy (1:40-4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The power of the Savior (1:21-34, 40-45):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Individual healings (1:21-31, 40-45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Corporate healings (1:32-3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EVENTS EARLY IN JESUS' MINISTRY (1:14-45)<text:s text:c="1"/></text:span><text:span text:style-name="a754" text:class-names=""/></text:p>
          </draw:text-box>
          <svg:title/>
          <svg:desc/>
        </draw:frame>
        <draw:frame draw:id="id126" presentation:style-name="a772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promise of the Savior (1:16-20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preaching of the Savior (1:14-15, 38-39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praying of the Savior (1:35-37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ower of the Savior (1:21-34, 40-4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3" draw:style-name="a773" draw:master-page-name="Master1-Layout12-tx-Title-and-Text" presentation:presentation-page-layout-name="Master1-PPL12" draw:id="Slide-278">
        <draw:frame draw:id="id127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MARK 1</text:span><text:span text:style-name="a775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EVENTS PRIOR TO JESUS' MINISTRY (1:1-13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EVENTS EARLY IN JESUS' MINISTRY (1:14-4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</dc:title>
    <meta:initial-creator>David STRICKLAND</meta:initial-creator>
    <dc:creator>David STRICKLAND</dc:creator>
    <meta:creation-date>2020-02-23T23:15:56Z</meta:creation-date>
    <dc:date>2020-02-23T23:15:57Z</dc:date>
    <meta:template xlink:href="BibleStudy" xlink:type="simple"/>
    <meta:editing-cycles>1</meta:editing-cycles>
    <meta:editing-duration>PT0S</meta:editing-duration>
    <meta:document-statistic meta:paragraph-count="76" meta:word-count="645"/>
  </office:meta>
</office:document-meta>
</file>